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Ефрщьф" svg:font-family="Ефрщьф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8cm" style:rel-column-width="32760*"/>
    </style:style>
    <style:style style:name="Таблица1.B" style:family="table-column">
      <style:table-column-properties style:column-width="8.502cm" style:rel-column-width="3277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27" style:family="table-row">
      <style:table-row-properties style:min-row-height="0.633cm"/>
    </style:style>
    <style:style style:name="Таблица1.71" style:family="table-row">
      <style:table-row-properties style:min-row-height="4.632cm"/>
    </style:style>
    <style:style style:name="Таблица1.72" style:family="table-row">
      <style:table-row-properties style:min-row-height="2.905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color="#000000" style:font-name="Ефрщьф" fo:font-size="12pt" fo:language="ru" fo:country="RU" fo:font-style="italic" style:font-name-asian="Consolas" style:font-size-asian="12pt" style:font-style-asian="italic" style:font-name-complex="Consolas" style:font-size-complex="12pt" style:font-style-complex="italic"/>
    </style:style>
    <style:style style:name="P14" style:family="paragraph" style:parent-style-name="Table_20_Contents">
      <style:text-properties style:font-name="Tahoma"/>
    </style:style>
    <style:style style:name="P15" style:family="paragraph" style:parent-style-name="Table_20_Contents">
      <style:text-properties style:font-name="Tahoma" style:text-underline-style="solid" style:text-underline-width="auto" style:text-underline-color="font-color"/>
    </style:style>
    <style:style style:name="P16" style:family="paragraph" style:parent-style-name="Table_20_Contents">
      <style:text-properties style:font-name="Tahoma" fo:language="ru" fo:country="RU" style:text-underline-style="solid" style:text-underline-width="auto" style:text-underline-color="font-color"/>
    </style:style>
    <style:style style:name="P17" style:family="paragraph" style:parent-style-name="Table_20_Contents">
      <style:text-properties style:font-name="Tahoma" fo:language="en" fo:country="US"/>
    </style:style>
    <style:style style:name="P18" style:family="paragraph" style:parent-style-name="Table_20_Contents">
      <style:text-properties fo:font-style="normal" style:font-style-asian="normal" style:font-style-complex="normal"/>
    </style:style>
    <style:style style:name="P19" style:family="paragraph" style:parent-style-name="Table_20_Contents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text-properties style:font-name="Times New Roman" fo:language="ru" fo:country="RU"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color="#800000" style:font-name="Times New Roman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P24" style:family="paragraph" style:parent-style-name="Table_20_Contents">
      <style:text-properties fo:color="#800000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font-size="11pt" style:font-size-asian="11pt" style:font-size-complex="11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ahoma"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style:font-name-asian="Consolas" style:font-size-asian="12pt" style:font-name-complex="Consolas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font-style="normal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language="ru" fo:country="RU" fo:font-style="normal" style:text-underline-style="solid" style:text-underline-width="auto" style:text-underline-color="font-color" style:font-name-asian="Consolas" style:font-size-asian="12pt" style:font-style-asian="normal" style:font-name-complex="Consolas" style:font-size-complex="12pt" style:font-style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fo:language="en" fo:country="US" style:font-name-asian="Consolas" style:font-size-asian="12pt" style:font-name-complex="Consolas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8pt" style:font-name-asian="Consolas" style:font-size-asian="8pt" style:font-name-complex="Consolas" style:font-size-complex="8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4pt" style:font-name-asian="Consolas" style:font-size-asian="14pt" style:font-name-complex="Consolas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4pt" fo:font-weight="bold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Tahoma" fo:font-size="12pt" style:font-name-asian="Consolas" style:font-size-asian="12pt" style:font-name-complex="Consolas" style:font-size-complex="12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ahoma" fo:font-size="12pt" style:font-name-asian="Consolas" style:font-size-asian="12pt" style:font-name-complex="Consolas" style:font-size-complex="12pt"/>
    </style:style>
    <style:style style:name="P43" style:family="paragraph" style:parent-style-name="Standard">
      <style:text-properties fo:color="#800000" style:font-name="Tahoma" fo:font-size="12pt" style:font-name-asian="Consolas" style:font-size-asian="12pt" style:font-name-complex="Consolas" style:font-size-complex="12pt"/>
    </style:style>
    <style:style style:name="P44" style:family="paragraph" style:parent-style-name="Standard">
      <style:text-properties fo:color="#800000" style:font-name="Tahoma" fo:font-size="12pt" fo:language="ru" fo:country="RU" style:font-name-asian="Consolas" style:font-size-asian="12pt" style:font-name-complex="Consolas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Consolas" style:font-weight-asian="bold" style:font-name-complex="Consolas" style:font-weight-complex="bold"/>
    </style:style>
    <style:style style:name="T3" style:family="text">
      <style:text-properties fo:color="#800000" style:font-name-asian="Consolas" style:font-name-complex="Consolas"/>
    </style:style>
    <style:style style:name="T4" style:family="text">
      <style:text-properties fo:color="#800000" fo:font-size="8pt" style:font-name-asian="Consolas" style:font-size-asian="8pt" style:font-name-complex="Consolas" style:font-size-complex="8pt"/>
    </style:style>
    <style:style style:name="T5" style:family="text">
      <style:text-properties fo:color="#800000" style:font-name="Tahoma" fo:font-size="14pt" style:font-name-asian="Consolas" style:font-size-asian="14pt" style:font-name-complex="Consolas" style:font-size-complex="14pt"/>
    </style:style>
    <style:style style:name="T6" style:family="text">
      <style:text-properties fo:color="#800000" style:font-name="Tahoma" fo:font-size="12pt" style:font-name-asian="Consolas" style:font-size-asian="12pt" style:font-name-complex="Consolas" style:font-size-complex="12pt"/>
    </style:style>
    <style:style style:name="T7" style:family="text">
      <style:text-properties fo:color="#800000" style:font-name="Times New Roman" fo:font-size="12pt" style:font-name-asian="Consolas" style:font-size-asian="12pt" style:font-name-complex="Consolas" style:font-size-complex="12pt"/>
    </style:style>
    <style:style style:name="T8" style:family="text">
      <style:text-properties fo:color="#800000" style:font-name="Times New Roman" fo:font-size="12pt" fo:language="en" fo:country="US" fo:font-weight="bold" style:font-name-asian="Consolas" style:font-size-asian="12pt" style:font-weight-asian="bold" style:font-name-complex="Consolas" style:font-size-complex="12pt" style:font-weight-complex="bold"/>
    </style:style>
    <style:style style:name="T9" style:family="text">
      <style:text-properties fo:color="#800000" style:font-name="Times New Roman" fo:language="ru" fo:country="RU" style:font-name-asian="Consolas" style:font-name-complex="Consolas"/>
    </style:style>
    <style:style style:name="T10" style:family="text">
      <style:text-properties fo:color="#800000" style:font-name="Times New Roman" fo:language="ru" fo:country="RU" fo:font-weight="bold" style:font-name-asian="Consolas" style:font-weight-asian="bold" style:font-name-complex="Consolas" style:font-weight-complex="bold"/>
    </style:style>
    <style:style style:name="T11" style:family="text">
      <style:text-properties fo:color="#800000" fo:language="en" fo:country="US" style:font-name-asian="Consolas" style:font-name-complex="Consolas"/>
    </style:style>
    <style:style style:name="T12" style:family="text">
      <style:text-properties fo:color="#800000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-asian="Consolas" style:font-name-complex="Consolas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1pt" fo:font-style="normal" style:font-size-asian="11pt" style:font-style-asian="normal" style:font-size-complex="11pt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color="#000000" fo:font-weight="bold" style:font-name-asian="Consolas" style:font-weight-asian="bold" style:font-name-complex="Consolas" style:font-weight-complex="bold"/>
    </style:style>
    <style:style style:name="T29" style:family="text">
      <style:text-properties fo:color="#000000" fo:language="en" fo:country="US" style:font-name-asian="Consolas" style:font-name-complex="Consolas"/>
    </style:style>
    <style:style style:name="T30" style:family="text">
      <style:text-properties fo:color="#000000" fo:language="en" fo:country="US" fo:font-weight="bold" style:font-name-asian="Consolas" style:font-weight-asian="bold" style:font-name-complex="Consolas" style:font-weight-complex="bold"/>
    </style:style>
    <style:style style:name="T31" style:family="text">
      <style:text-properties fo:color="#000000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Table_20_Contents">Подключаем кодировку</text:p>
          </table:table-cell>
          <table:table-cell table:style-name="Таблица1.B2" office:value-type="string">
            <text:p text:style-name="P41"># coding: utf-8</text:p>
          </table:table-cell>
        </table:table-row>
        <table:table-row>
          <table:table-cell table:style-name="Таблица1.A2" office:value-type="string">
            <text:p text:style-name="Table_20_Contents">Вывод строки на экран</text:p>
          </table:table-cell>
          <table:table-cell table:style-name="Таблица1.B2" office:value-type="string">
            <text:p text:style-name="P41">print "Привет \n"</text:p>
          </table:table-cell>
        </table:table-row>
        <table:table-row>
          <table:table-cell table:style-name="Таблица1.A2" office:value-type="string">
            <text:p text:style-name="P7">Считать строку</text:p>
          </table:table-cell>
          <table:table-cell table:style-name="Таблица1.B2" office:value-type="string">
            <text:p text:style-name="P42">a = gets<text:span text:style-name="T1">.</text:span>chomp</text:p>
          </table:table-cell>
        </table:table-row>
        <table:table-row>
          <table:table-cell table:style-name="Таблица1.A2" office:value-type="string">
            <text:p text:style-name="Table_20_Contents">Считаем сумму 2-х чисел</text:p>
          </table:table-cell>
          <table:table-cell table:style-name="Таблица1.B2" office:value-type="string">
            <text:p text:style-name="P28">a = gets<text:span text:style-name="T1">.</text:span>chomp <text:s text:c="6"/><text:span text:style-name="T13"># считываем строку</text:span></text:p>
            <text:p text:style-name="P28">a = a<text:span text:style-name="T1">.</text:span>to_i <text:s text:c="14"/><text:span text:style-name="T13"># переводим в целое число</text:span></text:p>
            <text:p text:style-name="P37"/>
            <text:p text:style-name="P28">b = gets<text:span text:style-name="T1">.</text:span>chomp <text:s text:c="6"/><text:span text:style-name="T13"># считываем строку</text:span></text:p>
            <text:p text:style-name="P28">b = b<text:span text:style-name="T1">.</text:span>to_i <text:s text:c="3"/><text:span text:style-name="T13"><text:s text:c="17"/># переводим в целое число</text:span></text:p>
            <text:p text:style-name="P28"/>
            <text:p text:style-name="P28">c = a + b <text:s text:c="15"/><text:span text:style-name="T13"># записываем ответ в c</text:span></text:p>
            <text:p text:style-name="P27"><text:span text:style-name="T3">print c <text:s text:c="19"/></text:span><text:span text:style-name="T4"># выводим ответ на экран</text:span></text:p>
          </table:table-cell>
        </table:table-row>
        <table:table-row>
          <table:table-cell table:style-name="Таблица1.A2" office:value-type="string">
            <text:p text:style-name="Table_20_Contents">Однострочный комментарий</text:p>
          </table:table-cell>
          <table:table-cell table:style-name="Таблица1.B2" office:value-type="string">
            <text:p text:style-name="P41"># считываем строку</text:p>
          </table:table-cell>
        </table:table-row>
        <table:table-row>
          <table:table-cell table:style-name="Таблица1.A2" office:value-type="string">
            <text:p text:style-name="Table_20_Contents">Многострочный комментарий</text:p>
          </table:table-cell>
          <table:table-cell table:style-name="Таблица1.B2" office:value-type="string">
            <text:p text:style-name="P30">=begin</text:p>
            <text:p text:style-name="P28"><text:s text:c="8"/><text:span text:style-name="T15">это многострочный</text:span></text:p>
            <text:p text:style-name="P29"><text:s text:c="8"/>комментарий <text:s/></text:p>
            <text:p text:style-name="P30">=end</text:p>
          </table:table-cell>
        </table:table-row>
        <table:table-row>
          <table:table-cell table:style-name="Таблица1.A2" office:value-type="string">
            <text:p text:style-name="P7">Возведение в степень</text:p>
          </table:table-cell>
          <table:table-cell table:style-name="Таблица1.B2" office:value-type="string">
            <text:p text:style-name="P41">b = a ** <text:span text:style-name="T1">3</text:span></text:p>
          </table:table-cell>
        </table:table-row>
        <table:table-row>
          <table:table-cell table:style-name="Таблица1.A2" office:value-type="string">
            <text:p text:style-name="P7">Деление чисел</text:p>
          </table:table-cell>
          <table:table-cell table:style-name="Таблица1.B2" office:value-type="string">
            <text:p text:style-name="P41">c = a / b</text:p>
          </table:table-cell>
        </table:table-row>
        <table:table-row>
          <table:table-cell table:style-name="Таблица1.A2" office:value-type="string">
            <text:p text:style-name="Table_20_Contents">Остаток от деления</text:p>
          </table:table-cell>
          <table:table-cell table:style-name="Таблица1.B2" office:value-type="string">
            <text:p text:style-name="P41">c = a % b</text:p>
          </table:table-cell>
        </table:table-row>
        <table:table-row>
          <table:table-cell table:style-name="Таблица1.A2" office:value-type="string">
            <text:p text:style-name="Table_20_Contents">Множественное присваивание</text:p>
          </table:table-cell>
          <table:table-cell table:style-name="Таблица1.B2" office:value-type="string">
            <text:p text:style-name="P41">a<text:span text:style-name="T1">,</text:span>b = <text:span text:style-name="T1">4</text:span><text:span text:style-name="T1">,</text:span><text:span text:style-name="T1">7</text:span></text:p>
          </table:table-cell>
        </table:table-row>
        <table:table-row>
          <table:table-cell table:style-name="Таблица1.A2" office:value-type="string">
            <text:p text:style-name="P7">Синус числа</text:p>
          </table:table-cell>
          <table:table-cell table:style-name="Таблица1.B2" office:value-type="string">
            <text:p text:style-name="P41">ans = Math<text:span text:style-name="T1">.</text:span>sin<text:span text:style-name="T1">(</text:span>a<text:span text:style-name="T1">)</text:span></text:p>
          </table:table-cell>
        </table:table-row>
        <table:table-row>
          <table:table-cell table:style-name="Таблица1.A2" office:value-type="string">
            <text:p text:style-name="Table_20_Contents">Косинус числа</text:p>
          </table:table-cell>
          <table:table-cell table:style-name="Таблица1.B2" office:value-type="string">
            <text:p text:style-name="P41">ans = Math<text:span text:style-name="T1">.</text:span>cos<text:span text:style-name="T1">(</text:span>a<text:span text:style-name="T1">)</text:span></text:p>
          </table:table-cell>
        </table:table-row>
        <table:table-row>
          <table:table-cell table:style-name="Таблица1.A2" office:value-type="string">
            <text:p text:style-name="P7">Перевод из строки в целое число</text:p>
          </table:table-cell>
          <table:table-cell table:style-name="Таблица1.B2" office:value-type="string">
            <text:p text:style-name="P28">a = a<text:span text:style-name="T1">.to_i </text:span></text:p>
          </table:table-cell>
        </table:table-row>
        <table:table-row>
          <table:table-cell table:style-name="Таблица1.A2" office:value-type="string">
            <text:p text:style-name="Table_20_Contents">Перевод из строки в вещественное число</text:p>
          </table:table-cell>
          <table:table-cell table:style-name="Таблица1.B2" office:value-type="string">
            <text:p text:style-name="P41">a = a<text:span text:style-name="T1">.to_f</text:span></text:p>
          </table:table-cell>
        </table:table-row>
        <table:table-row>
          <table:table-cell table:style-name="Таблица1.A2" office:value-type="string">
            <text:p text:style-name="Table_20_Contents">Перевод из числа строку</text:p>
          </table:table-cell>
          <table:table-cell table:style-name="Таблица1.B2" office:value-type="string">
            <text:p text:style-name="P41">s = a<text:span text:style-name="T1">.to_s</text:span></text:p>
          </table:table-cell>
        </table:table-row>
        <table:table-row>
          <table:table-cell table:style-name="Таблица1.A2" office:value-type="string">
            <text:p text:style-name="P7">Если, то</text:p>
          </table:table-cell>
          <table:table-cell table:style-name="Таблица1.B2" office:value-type="string">
            <text:p text:style-name="P28"><text:span text:style-name="T1">if </text:span>a == <text:span text:style-name="T1">2 </text:span><text:span text:style-name="T1">then</text:span></text:p>
            <text:p text:style-name="P28"><text:span text:style-name="T1"><text:s text:c="4"/></text:span><text:span text:style-name="T16">print "a = "</text:span></text:p>
            <text:p text:style-name="P38"><text:s text:c="4"/>print <text:span text:style-name="T17">2</text:span></text:p>
            <text:p text:style-name="P30">end</text:p>
          </table:table-cell>
        </table:table-row>
        <table:table-row>
          <table:table-cell table:style-name="Таблица1.A2" office:value-type="string">
            <text:p text:style-name="Table_20_Contents">Логическое <text:span text:style-name="T18">И</text:span></text:p>
          </table:table-cell>
          <table:table-cell table:style-name="Таблица1.B2" office:value-type="string">
            <text:p text:style-name="P28"><text:span text:style-name="T1">if </text:span>a == <text:span text:style-name="T1">2 <text:s/></text:span><text:span text:style-name="T18">&amp;&amp;</text:span> b == <text:span text:style-name="T1">2 then</text:span></text:p>
            <text:p text:style-name="P28"><text:span text:style-name="T1"><text:s text:c="7"/></text:span>print "a = b"</text:p>
            <text:p text:style-name="P28"><text:s text:c="7"/>print "\n"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7">Логическое <text:span text:style-name="T18">ИЛИ</text:span></text:p>
          </table:table-cell>
          <table:table-cell table:style-name="Таблица1.B2" office:value-type="string">
            <text:p text:style-name="P28"><text:span text:style-name="T1">if </text:span>a == <text:span text:style-name="T1">2 </text:span><text:span text:style-name="T22">||</text:span> b == <text:span text:style-name="T1">2 then</text:span></text:p>
            <text:p text:style-name="P28"><text:span text:style-name="T1"><text:s text:c="6"/></text:span>print "yes"</text:p>
            <text:p text:style-name="P28"><text:s text:c="6"/>print "\n"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7">Логическое <text:span text:style-name="T18">НЕ</text:span></text:p>
          </table:table-cell>
          <table:table-cell table:style-name="Таблица1.B2" office:value-type="string">
            <text:p text:style-name="P31"><text:span text:style-name="T1">if </text:span>a <text:span text:style-name="T1">!=</text:span> b <text:span text:style-name="T1">then</text:span></text:p>
            <text:p text:style-name="P31"><text:span text:style-name="T1"><text:s text:c="7"/></text:span>print "a ne ravno b"</text:p>
            <text:p text:style-name="P31"><text:s text:c="7"/>print "\n"</text:p>
            <text:p text:style-name="P32">end</text:p>
          </table:table-cell>
        </table:table-row>
        <text:soft-page-break/>
        <table:table-row>
          <table:table-cell table:style-name="Таблица1.A2" office:value-type="string">
            <text:p text:style-name="P2">Сложное ветвление</text:p>
          </table:table-cell>
          <table:table-cell table:style-name="Таблица1.B2" office:value-type="string">
            <text:p text:style-name="P28"><text:span text:style-name="T1">if </text:span>a == <text:span text:style-name="T1">2 </text:span>&amp;&amp; b == <text:span text:style-name="T1">2 </text:span><text:span text:style-name="T1">then</text:span></text:p>
            <text:p text:style-name="P28"><text:span text:style-name="T1"><text:s text:c="6"/></text:span>print "a ravno b"</text:p>
            <text:p text:style-name="P28"><text:s text:c="6"/>print "\n"</text:p>
            <text:p text:style-name="P28"><text:span text:style-name="T1">elsif </text:span>a == <text:span text:style-name="T1">2 </text:span>|| b == <text:span text:style-name="T1">2 </text:span><text:span text:style-name="T1">then</text:span></text:p>
            <text:p text:style-name="P28"><text:span text:style-name="T1"><text:s text:c="6"/></text:span>print "a or b ravno 2"</text:p>
            <text:p text:style-name="P28"><text:s text:c="6"/>print "\n"</text:p>
            <text:p text:style-name="P30">else</text:p>
            <text:p text:style-name="P28"><text:span text:style-name="T1"><text:s text:c="6"/></text:span>print "a != 2 \n"</text:p>
            <text:p text:style-name="P28"><text:s text:c="6"/>print "b != 2 \n"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3">Диапазоны</text:p>
          </table:table-cell>
          <table:table-cell table:style-name="Таблица1.B2" office:value-type="string">
            <text:p text:style-name="P39"><text:span text:style-name="T24">1</text:span>...n <text:s text:c="4"/>1, <text:span text:style-name="T23">2, 3 ... n-1</text:span></text:p>
            <text:p text:style-name="P39"><text:span text:style-name="T24">1</text:span><text:span text:style-name="T23">..n <text:s text:c="5"/>1, 2, 3 .. <text:s/>n</text:span></text:p>
          </table:table-cell>
        </table:table-row>
        <table:table-row>
          <table:table-cell table:style-name="Таблица1.B2" table:number-columns-spanned="2" office:value-type="string">
            <text:p text:style-name="P4">Цикл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Цикл <text:span text:style-name="T18">ПОКА</text:span></text:p>
            <text:p text:style-name="Table_20_Contents">( считываем строки, пока не введён <text:span text:style-name="T23">end )</text:span></text:p>
          </table:table-cell>
          <table:table-cell table:style-name="Таблица1.B2" office:value-type="string">
            <text:p text:style-name="P28">x = "123"</text:p>
            <text:p text:style-name="P28"><text:span text:style-name="T1">while </text:span>x != "end" <text:span text:style-name="T1">do</text:span></text:p>
            <text:p text:style-name="P28"><text:span text:style-name="T1"><text:s text:c="6"/></text:span>x = gets<text:span text:style-name="T1">.</text:span>chomp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2">Цикл <text:span text:style-name="T24">for</text:span></text:p>
            <text:p text:style-name="P5"><text:span text:style-name="T23">( </text:span>пробегаемся от 0 до <text:span text:style-name="T23">n-1 )</text:span></text:p>
          </table:table-cell>
          <table:table-cell table:style-name="Таблица1.B2" office:value-type="string">
            <text:p text:style-name="P28"><text:span text:style-name="T1">for </text:span>i <text:span text:style-name="T1">in </text:span><text:span text:style-name="T1">0</text:span>...n <text:span text:style-name="T1">do</text:span></text:p>
            <text:p text:style-name="P28"><text:span text:style-name="T1"><text:s text:c="4"/></text:span>x = gets<text:span text:style-name="T1">.</text:span>chomp</text:p>
            <text:p text:style-name="P28"><text:s text:c="4"/>x = x<text:span text:style-name="T1">.</text:span>to_i;</text:p>
            <text:p text:style-name="P28"><text:s text:c="4"/>sum += x</text:p>
            <text:p text:style-name="P30">end</text:p>
          </table:table-cell>
        </table:table-row>
        <table:table-row>
          <table:table-cell table:style-name="Таблица1.A2" office:value-type="string">
            <text:p text:style-name="Table_20_Contents">Создание и вызов ф-ции</text:p>
          </table:table-cell>
          <table:table-cell table:style-name="Таблица1.B2" office:value-type="string">
            <text:p text:style-name="P28"><text:span text:style-name="T1">def </text:span>summa a<text:span text:style-name="T1">,</text:span>b<text:span text:style-name="T1">,</text:span>c</text:p>
            <text:p text:style-name="P28"><text:s text:c="3"/>res = a + b + c</text:p>
            <text:p text:style-name="P28"><text:s text:c="3"/><text:span text:style-name="T1">return </text:span>res</text:p>
            <text:p text:style-name="P30">end</text:p>
            <text:p text:style-name="P28"/>
            <text:p text:style-name="P33"><text:span text:style-name="T14">x = summa </text:span><text:span text:style-name="T2">5</text:span><text:span text:style-name="T2">,</text:span><text:span text:style-name="T2">6</text:span><text:span text:style-name="T2">,</text:span><text:span text:style-name="T2">7</text:span></text:p>
          </table:table-cell>
        </table:table-row>
        <table:table-row table:style-name="Таблица1.27">
          <table:table-cell table:style-name="Таблица1.B2" table:number-columns-spanned="2" office:value-type="string">
            <text:p text:style-name="P11">Классы ( имя класса всегда с большой буквы )</text:p>
          </table:table-cell>
          <table:covered-table-cell/>
        </table:table-row>
        <table:table-row>
          <table:table-cell table:style-name="Таблица1.A2" office:value-type="string">
            <text:p text:style-name="P23">Описываю новый класс с двумя методами</text:p>
            <text:p text:style-name="P23"/>
            <text:p text:style-name="P19"><text:span text:style-name="T3">поля класса всегда начинаются с </text:span><text:span text:style-name="T11">@</text:span></text:p>
          </table:table-cell>
          <table:table-cell table:style-name="Таблица1.B2" office:value-type="string">
            <text:p text:style-name="P34"><text:span text:style-name="T1">class </text:span>Chislo</text:p>
            <text:p text:style-name="P28"><text:s text:c="2"/></text:p>
            <text:p text:style-name="P28"><text:s text:c="2"/><text:span text:style-name="T1">def </text:span>init n</text:p>
            <text:p text:style-name="P28"><text:s text:c="4"/><text:span text:style-name="T1">@n </text:span>= n</text:p>
            <text:p text:style-name="P28"><text:s text:c="2"/><text:span text:style-name="T1">end</text:span></text:p>
            <text:p text:style-name="P30"><text:s text:c="2"/></text:p>
            <text:p text:style-name="P28"><text:s text:c="2"/><text:span text:style-name="T1">def </text:span>printMe</text:p>
            <text:p text:style-name="P28"><text:s text:c="4"/>print <text:span text:style-name="T1">@n</text:span></text:p>
            <text:p text:style-name="P28"><text:span text:style-name="T1"><text:s text:c="4"/></text:span>print " <text:s/>"</text:p>
            <text:p text:style-name="P28"><text:s text:c="2"/><text:span text:style-name="T1">end</text:span></text:p>
            <text:p text:style-name="P30"><text:s text:c="2"/>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23">Создаю экземпляр класса и тестирую его</text:p>
          </table:table-cell>
          <table:table-cell table:style-name="Таблица1.B2" office:value-type="string">
            <text:p text:style-name="P34">c = Chislo<text:span text:style-name="T1">.new</text:span>;</text:p>
            <text:p text:style-name="P34"/>
            <text:p text:style-name="P28">c<text:span text:style-name="T1">.</text:span>init <text:span text:style-name="T1">50</text:span>;</text:p>
            <text:p text:style-name="P33"><text:span text:style-name="T14">c</text:span><text:span text:style-name="T2">.</text:span><text:span text:style-name="T14">printMe;</text:span>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22">Создание массива объектов</text:p>
          </table:table-cell>
          <table:covered-table-cell/>
        </table:table-row>
        <table:table-row>
          <table:table-cell table:style-name="Таблица1.A2" office:value-type="string">
            <text:p text:style-name="P21">Создаю массив</text:p>
          </table:table-cell>
          <table:table-cell table:style-name="Таблица1.B2" office:value-type="string">
            <text:p text:style-name="P34">mass = Array<text:span text:style-name="T1">.</text:span><text:span text:style-name="T1">new</text:span><text:span text:style-name="T1">()</text:span>;</text:p>
          </table:table-cell>
        </table:table-row>
        <table:table-row>
          <table:table-cell table:style-name="Таблица1.A2" office:value-type="string">
            <text:p text:style-name="P21">Пробегаюсь по всем ячейкам массива и говорю, что <text:span text:style-name="T1">они экземпляры класса</text:span></text:p>
          </table:table-cell>
          <table:table-cell table:style-name="Таблица1.B2" office:value-type="string">
            <text:p text:style-name="P34"><text:span text:style-name="T1">for </text:span>i <text:span text:style-name="T1">in </text:span><text:span text:style-name="T1">0</text:span>...<text:span text:style-name="T1">5 </text:span><text:span text:style-name="T1">do</text:span></text:p>
            <text:p text:style-name="P28"><text:span text:style-name="T1"><text:s text:c="2"/></text:span>mass<text:span text:style-name="T1">[</text:span>i<text:span text:style-name="T1">] </text:span>= Chislo<text:span text:style-name="T1">.</text:span><text:span text:style-name="T1">new</text:span>;</text:p>
            <text:p text:style-name="P28"><text:s text:c="2"/>mass<text:span text:style-name="T1">[</text:span>i<text:span text:style-name="T1">].</text:span>init i;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21">Вызываю метод <text:s/><text:span text:style-name="T6">printMe от каждой ячейки</text:span></text:p>
          </table:table-cell>
          <table:table-cell table:style-name="Таблица1.B2" office:value-type="string">
            <text:p text:style-name="P34"><text:span text:style-name="T1">for </text:span>i <text:span text:style-name="T1">in </text:span><text:span text:style-name="T1">0</text:span>...<text:span text:style-name="T1">5 </text:span><text:span text:style-name="T1">do</text:span></text:p>
            <text:p text:style-name="P28"><text:span text:style-name="T1"><text:s text:c="2"/></text:span>mass<text:span text:style-name="T1">[</text:span>i<text:span text:style-name="T1">].</text:span>printMe;</text:p>
            <text:p text:style-name="P30">end</text:p>
          </table:table-cell>
        </table:table-row>
        <table:table-row>
          <table:table-cell table:style-name="Таблица1.B2" table:number-columns-spanned="2" office:value-type="string">
            <text:p text:style-name="P1">Строки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читывание строки</text:p>
          </table:table-cell>
          <table:table-cell table:style-name="Таблица1.B2" office:value-type="string">
            <text:p text:style-name="P41">s = gets<text:span text:style-name="T1">.</text:span>chomp</text:p>
          </table:table-cell>
        </table:table-row>
        <table:table-row>
          <table:table-cell table:style-name="Таблица1.A2" office:value-type="string">
            <text:p text:style-name="Table_20_Contents">Длина строки</text:p>
          </table:table-cell>
          <table:table-cell table:style-name="Таблица1.B2" office:value-type="string">
            <text:p text:style-name="P41">n = s<text:span text:style-name="T1">.</text:span>length</text:p>
          </table:table-cell>
        </table:table-row>
        <table:table-row>
          <table:table-cell table:style-name="Таблица1.A2" office:value-type="string">
            <text:p text:style-name="P7">Суммирование строк</text:p>
          </table:table-cell>
          <table:table-cell table:style-name="Таблица1.B2" office:value-type="string">
            <text:p text:style-name="P41">s3 = s1 + s2</text:p>
          </table:table-cell>
        </table:table-row>
        <table:table-row>
          <table:table-cell table:style-name="Таблица1.A2" office:value-type="string">
            <text:p text:style-name="P12">Повторить строку несколько раз</text:p>
            <text:p text:style-name="P7">получится:</text:p>
            <text:p text:style-name="P13">HelloHelloHelloHello</text:p>
          </table:table-cell>
          <table:table-cell table:style-name="Таблица1.B2" office:value-type="string">
            <text:p text:style-name="P28">s = "Hello" * <text:span text:style-name="T1">4</text:span></text:p>
            <text:p text:style-name="P28">print s</text:p>
            <text:p text:style-name="P14"/>
          </table:table-cell>
        </table:table-row>
        <table:table-row>
          <table:table-cell table:style-name="Таблица1.B2" table:number-columns-spanned="2" office:value-type="string">
            <text:p text:style-name="P1">Массив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массива</text:p>
          </table:table-cell>
          <table:table-cell table:style-name="Таблица1.B2" office:value-type="string">
            <text:p text:style-name="P41">a = Array<text:span text:style-name="T1">.</text:span><text:span text:style-name="T1">new</text:span><text:span text:style-name="T1">()</text:span></text:p>
          </table:table-cell>
        </table:table-row>
        <table:table-row>
          <table:table-cell table:style-name="Таблица1.A2" office:value-type="string">
            <text:p text:style-name="P12">Считываем элементы массива</text:p>
            <text:p text:style-name="P18">от <text:s/>0 <text:s/>до <text:s/><text:span text:style-name="T23">n-1</text:span></text:p>
          </table:table-cell>
          <table:table-cell table:style-name="Таблица1.B2" office:value-type="string">
            <text:p text:style-name="P28"><text:span text:style-name="T1">for </text:span>i <text:span text:style-name="T1">in </text:span><text:span text:style-name="T1">0</text:span>...n <text:span text:style-name="T1">do</text:span></text:p>
            <text:p text:style-name="P28"><text:span text:style-name="T1"><text:s text:c="2"/></text:span>a<text:span text:style-name="T1">[</text:span>i<text:span text:style-name="T1">] </text:span>= gets<text:span text:style-name="T1">.</text:span>chomp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9">Выводим элементы массива на экран</text:p>
          </table:table-cell>
          <table:table-cell table:style-name="Таблица1.B2" office:value-type="string">
            <text:p text:style-name="P28"><text:span text:style-name="T1">for </text:span>i <text:span text:style-name="T1">in </text:span><text:span text:style-name="T1">0</text:span>...n <text:span text:style-name="T1">do</text:span></text:p>
            <text:p text:style-name="P28"><text:span text:style-name="T1"><text:s text:c="2"/></text:span>print a<text:span text:style-name="T1">[</text:span>i<text:span text:style-name="T1">]</text:span></text:p>
            <text:p text:style-name="P28"><text:span text:style-name="T1"><text:s text:c="2"/></text:span>print " , "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8">Длина <text:span text:style-name="T17">массива</text:span></text:p>
          </table:table-cell>
          <table:table-cell table:style-name="Таблица1.B2" office:value-type="string">
            <text:p text:style-name="P41">n = a<text:span text:style-name="T1">.</text:span>length</text:p>
          </table:table-cell>
        </table:table-row>
        <table:table-row>
          <table:table-cell table:style-name="Таблица1.A2" office:value-type="string">
            <text:p text:style-name="P7">Разбить строку по разделителям и записать слова в ячейки массива</text:p>
            <text:p text:style-name="P7"/>
            <text:p text:style-name="P10">( <text:span text:style-name="T27">слова начинают записываться с </text:span><text:span text:style-name="T19">0</text:span><text:span text:style-name="T27"> ячейки )</text:span></text:p>
          </table:table-cell>
          <table:table-cell table:style-name="Таблица1.B2" office:value-type="string">
            <text:p text:style-name="P34">s = "maxim,dima,nina,kola"</text:p>
            <text:p text:style-name="P28"/>
            <text:p text:style-name="P28">a = Array<text:span text:style-name="T1">.</text:span><text:span text:style-name="T1">new</text:span><text:span text:style-name="T1">()</text:span></text:p>
            <text:p text:style-name="P40"><text:span text:style-name="T14">a = s</text:span><text:span text:style-name="T14">.</text:span><text:span text:style-name="T14">split</text:span><text:span text:style-name="T14">(</text:span><text:span text:style-name="T14">","</text:span><text:span text:style-name="T14">)</text:span></text:p>
          </table:table-cell>
        </table:table-row>
        <table:table-row>
          <table:table-cell table:style-name="Таблица1.A2" office:value-type="string">
            <text:p text:style-name="Table_20_Contents">Корень числа</text:p>
          </table:table-cell>
          <table:table-cell table:style-name="Таблица1.B2" office:value-type="string">
            <text:p text:style-name="P41">b = Math<text:span text:style-name="T1">.</text:span>sqrt<text:span text:style-name="T1">(</text:span>a<text:span text:style-name="T1">)</text:span></text:p>
          </table:table-cell>
        </table:table-row>
        <table:table-row>
          <table:table-cell table:style-name="Таблица1.A2" office:value-type="string">
            <text:p text:style-name="Table_20_Contents">Натуральный логарифм</text:p>
          </table:table-cell>
          <table:table-cell table:style-name="Таблица1.B2" office:value-type="string">
            <text:p text:style-name="P41">b = Math<text:span text:style-name="T1">.</text:span>log<text:span text:style-name="T1">(</text:span>a<text:span text:style-name="T1">)</text:span></text:p>
          </table:table-cell>
        </table:table-row>
        <table:table-row>
          <table:table-cell table:style-name="Таблица1.A2" office:value-type="string">
            <text:p text:style-name="Table_20_Contents">Подключение юнита</text:p>
          </table:table-cell>
          <table:table-cell table:style-name="Таблица1.B2" office:value-type="string">
            <text:p text:style-name="P41">require_relative "unit1.rb"</text:p>
          </table:table-cell>
        </table:table-row>
        <table:table-row>
          <table:table-cell table:style-name="Таблица1.B2" table:number-columns-spanned="2" office:value-type="string">
            <text:p text:style-name="P1">Двумерные массивы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Создание двумерного массива</text:p>
          </table:table-cell>
          <table:table-cell table:style-name="Таблица1.B2" office:value-type="string">
            <text:p text:style-name="P28">a = Array<text:span text:style-name="T1">.</text:span><text:span text:style-name="T1">new</text:span><text:span text:style-name="T1">()</text:span></text:p>
            <text:p text:style-name="P28"/>
            <text:p text:style-name="P28">n = <text:span text:style-name="T1">5</text:span></text:p>
            <text:p text:style-name="P28"/>
            <text:p text:style-name="P28"><text:span text:style-name="T1">for </text:span>i <text:span text:style-name="T1">in </text:span><text:span text:style-name="T1">0</text:span>...n <text:span text:style-name="T1">do</text:span></text:p>
            <text:p text:style-name="P28"><text:span text:style-name="T1"><text:s/></text:span><text:span text:style-name="T18"><text:s text:c="9"/></text:span><text:span text:style-name="T20">a</text:span><text:span text:style-name="T18">[</text:span><text:span text:style-name="T20">i</text:span><text:span text:style-name="T18">] </text:span><text:span text:style-name="T20">= Array</text:span><text:span text:style-name="T18">.new()</text:span></text:p>
            <text:p text:style-name="P30">end</text:p>
          </table:table-cell>
        </table:table-row>
        <text:soft-page-break/>
        <table:table-row>
          <table:table-cell table:style-name="Таблица1.A2" office:value-type="string">
            <text:p text:style-name="Table_20_Contents">Работа с двумерным массивом</text:p>
          </table:table-cell>
          <table:table-cell table:style-name="Таблица1.B2" office:value-type="string">
            <text:p text:style-name="P28"><text:span text:style-name="T1">for </text:span>i <text:span text:style-name="T1">in </text:span><text:span text:style-name="T1">0</text:span>...n <text:span text:style-name="T1">do</text:span></text:p>
            <text:p text:style-name="P28"><text:span text:style-name="T1"><text:s text:c="2"/>for </text:span>j <text:span text:style-name="T1">in </text:span><text:span text:style-name="T1">0</text:span>...n <text:span text:style-name="T1">do</text:span></text:p>
            <text:p text:style-name="P28"><text:span text:style-name="T1"><text:s text:c="5"/></text:span>a<text:span text:style-name="T1">[</text:span>i<text:span text:style-name="T1">][</text:span>j<text:span text:style-name="T1">] </text:span>= count</text:p>
            <text:p text:style-name="P28"><text:s text:c="5"/>count += <text:span text:style-name="T1">1</text:span></text:p>
            <text:p text:style-name="P30"><text:s text:c="2"/>end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7"><text:span text:style-name="T1">Создание конструктора</text:span> объекта</text:p>
            <text:p text:style-name="P7">метод <text:span text:style-name="T5">initialize </text:span><text:span text:style-name="T7">всегда является конструктором</text:span></text:p>
          </table:table-cell>
          <table:table-cell table:style-name="Таблица1.B2" office:value-type="string">
            <text:p text:style-name="P28"><text:span text:style-name="T1">class </text:span>Obj <text:s/></text:p>
            <text:p text:style-name="P28"><text:s text:c="4"/><text:span text:style-name="T18">def </text:span><text:span text:style-name="T20">initialize</text:span></text:p>
            <text:p text:style-name="P39"><text:s text:c="7"/>print "Constructor !!! "</text:p>
            <text:p text:style-name="P39"><text:s text:c="4"/><text:span text:style-name="T1">end </text:span></text:p>
            <text:p text:style-name="P30">end</text:p>
          </table:table-cell>
        </table:table-row>
        <table:table-row>
          <table:table-cell table:style-name="Таблица1.B2" table:number-columns-spanned="2" office:value-type="string">
            <text:p text:style-name="P4">Наследование</text:p>
          </table:table-cell>
          <table:covered-table-cell/>
        </table:table-row>
        <table:table-row>
          <table:table-cell table:style-name="Таблица1.A2" office:value-type="string">
            <text:p text:style-name="P7">Создадим класс ААА</text:p>
          </table:table-cell>
          <table:table-cell table:style-name="Таблица1.B2" office:value-type="string">
            <text:p text:style-name="P30">class AAA</text:p>
            <text:p text:style-name="P28"><text:s text:c="4"/><text:span text:style-name="T1">def </text:span>pr1</text:p>
            <text:p text:style-name="P28"><text:s text:c="7"/>print "111 "</text:p>
            <text:p text:style-name="P28"><text:s text:c="4"/><text:span text:style-name="T1">end </text:span>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7">Создадим класс ВВВ и унаследуем методы и поля класса ААА</text:p>
          </table:table-cell>
          <table:table-cell table:style-name="Таблица1.B2" office:value-type="string">
            <text:p text:style-name="P30">class BBB &lt; AAA</text:p>
            <text:p text:style-name="P28"><text:s text:c="4"/><text:span text:style-name="T1">def </text:span>pr2</text:p>
            <text:p text:style-name="P28"><text:s text:c="7"/>print "222 "</text:p>
            <text:p text:style-name="P28"><text:s text:c="4"/><text:span text:style-name="T1">end </text:span>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7">Тестируем класс ВВВ</text:p>
          </table:table-cell>
          <table:table-cell table:style-name="Таблица1.B2" office:value-type="string">
            <text:p text:style-name="P28">b = BBB<text:span text:style-name="T1">.</text:span>new</text:p>
            <text:p text:style-name="P28">b<text:span text:style-name="T1">.</text:span>pr1</text:p>
            <text:p text:style-name="P28">b<text:span text:style-name="T1">.</text:span>pr2</text:p>
          </table:table-cell>
        </table:table-row>
        <table:table-row>
          <table:table-cell table:style-name="Таблица1.B2" table:number-columns-spanned="2" office:value-type="string">
            <text:p text:style-name="P4">Записи</text:p>
          </table:table-cell>
          <table:covered-table-cell/>
        </table:table-row>
        <table:table-row>
          <table:table-cell table:style-name="Таблица1.A2" office:value-type="string">
            <text:p text:style-name="P7">Описываем тип запись</text:p>
          </table:table-cell>
          <table:table-cell table:style-name="Таблица1.B2" office:value-type="string">
            <text:p text:style-name="P28">Toc = Struct<text:span text:style-name="T1">.</text:span><text:span text:style-name="T1">new</text:span><text:span text:style-name="T1">(</text:span><text:span text:style-name="T1">:x</text:span><text:span text:style-name="T1">,</text:span><text:span text:style-name="T1">:y</text:span><text:span text:style-name="T1">,</text:span><text:span text:style-name="T1">:z</text:span><text:span text:style-name="T1">)</text:span></text:p>
          </table:table-cell>
        </table:table-row>
        <table:table-row>
          <table:table-cell table:style-name="Таблица1.A2" office:value-type="string">
            <text:p text:style-name="P7">Создаём переменную типа запись</text:p>
          </table:table-cell>
          <table:table-cell table:style-name="Таблица1.B2" office:value-type="string">
            <text:p text:style-name="P28">t1 = Toc<text:span text:style-name="T1">.</text:span>new</text:p>
          </table:table-cell>
        </table:table-row>
        <table:table-row>
          <table:table-cell table:style-name="Таблица1.A2" office:value-type="string">
            <text:p text:style-name="P7">Тестируем запись</text:p>
          </table:table-cell>
          <table:table-cell table:style-name="Таблица1.B2" office:value-type="string">
            <text:p text:style-name="P28">t1<text:span text:style-name="T1">.</text:span>x = <text:span text:style-name="T1">5</text:span></text:p>
            <text:p text:style-name="P28">t1<text:span text:style-name="T1">.</text:span>y = <text:span text:style-name="T1">7</text:span></text:p>
            <text:p text:style-name="P28">t1<text:span text:style-name="T1">.</text:span>z = <text:span text:style-name="T1">9</text:span></text:p>
          </table:table-cell>
        </table:table-row>
        <table:table-row>
          <table:table-cell table:style-name="Таблица1.B2" table:number-columns-spanned="2" office:value-type="string">
            <text:p text:style-name="P4">Файлы</text:p>
          </table:table-cell>
          <table:covered-table-cell/>
        </table:table-row>
        <table:table-row>
          <table:table-cell table:style-name="Таблица1.A2" office:value-type="string">
            <text:p text:style-name="P7">Перезаписать файл и открыть для записи</text:p>
          </table:table-cell>
          <table:table-cell table:style-name="Таблица1.B2" office:value-type="string">
            <text:p text:style-name="P28">f = File<text:span text:style-name="T1">.</text:span><text:span text:style-name="T1">new</text:span><text:span text:style-name="T1">(</text:span>"my_file.txt"<text:span text:style-name="T1">,</text:span>"w"<text:span text:style-name="T1">)</text:span>;</text:p>
          </table:table-cell>
        </table:table-row>
        <table:table-row>
          <table:table-cell table:style-name="Таблица1.A2" office:value-type="string">
            <text:p text:style-name="P7">Записать строки в файл</text:p>
          </table:table-cell>
          <table:table-cell table:style-name="Таблица1.B2" office:value-type="string">
            <text:p text:style-name="P28">f<text:span text:style-name="T1">.</text:span>write<text:span text:style-name="T1">(</text:span>"hello \n"<text:span text:style-name="T1">)</text:span>;</text:p>
            <text:p text:style-name="P28">f<text:span text:style-name="T1">.</text:span>write<text:span text:style-name="T1">(</text:span>"world \n"<text:span text:style-name="T1">)</text:span>;</text:p>
          </table:table-cell>
        </table:table-row>
        <table:table-row>
          <table:table-cell table:style-name="Таблица1.A2" office:value-type="string">
            <text:p text:style-name="P7">Закрыть файл</text:p>
          </table:table-cell>
          <table:table-cell table:style-name="Таблица1.B2" office:value-type="string">
            <text:p text:style-name="P28">f<text:span text:style-name="T1">.</text:span>close</text:p>
          </table:table-cell>
        </table:table-row>
        <table:table-row>
          <table:table-cell table:style-name="Таблица1.A2" office:value-type="string">
            <text:p text:style-name="P7">Разбить файл на строки и сохранить их в массив</text:p>
          </table:table-cell>
          <table:table-cell table:style-name="Таблица1.B2" office:value-type="string">
            <text:p text:style-name="P28">mass = Array<text:span text:style-name="T1">.</text:span><text:span text:style-name="T1">new</text:span><text:span text:style-name="T1">()</text:span>;</text:p>
            <text:p text:style-name="P28">mass = File<text:span text:style-name="T1">.</text:span>readlines "my_file.txt"</text:p>
          </table:table-cell>
        </table:table-row>
        <table:table-row>
          <table:table-cell table:style-name="Таблица1.A2" office:value-type="string">
            <text:p text:style-name="P7">Проверка существования файла</text:p>
          </table:table-cell>
          <table:table-cell table:style-name="Таблица1.B2" office:value-type="string">
            <text:p text:style-name="P28">b = File<text:span text:style-name="T1">.</text:span>exist? "my<text:span text:style-name="T1">_</text:span>file.txt"</text:p>
            <text:p text:style-name="P28">print b</text:p>
          </table:table-cell>
        </table:table-row>
        <table:table-row>
          <table:table-cell table:style-name="Таблица1.A2" office:value-type="string">
            <text:p text:style-name="P7">Сложный вывод на экран</text:p>
          </table:table-cell>
          <table:table-cell table:style-name="Таблица1.B2" office:value-type="string">
            <text:p text:style-name="P28">x = <text:span text:style-name="T1">5</text:span></text:p>
            <text:p text:style-name="P28">print "X = "<text:span text:style-name="T1">,</text:span>x<text:span text:style-name="T1">,</text:span>"\n"</text:p>
          </table:table-cell>
        </table:table-row>
        <text:soft-page-break/>
        <table:table-row>
          <table:table-cell table:style-name="Таблица1.B2" table:number-columns-spanned="2" office:value-type="string">
            <text:p text:style-name="P11">Пример тестирования</text:p>
            <text:p text:style-name="P25">(тестируем программу, считающую сумму целых чисел)</text:p>
          </table:table-cell>
          <table:covered-table-cell/>
        </table:table-row>
        <table:table-row>
          <table:table-cell table:style-name="Таблица1.A2" office:value-type="string">
            <text:p text:style-name="P15"><text:span text:style-name="T27">Файл <text:s/></text:span><text:span text:style-name="T12">classes.rb</text:span></text:p>
            <text:p text:style-name="P24"/>
            <text:p text:style-name="P43"><text:span text:style-name="T1">class </text:span><text:span text:style-name="T1">Zadaca </text:span></text:p>
            <text:p text:style-name="P28"><text:s text:c="2"/><text:span text:style-name="T1">def </text:span>doIt a<text:span text:style-name="T1">,</text:span>b</text:p>
            <text:p text:style-name="P28"><text:s text:c="5"/>a = a<text:span text:style-name="T1">.</text:span>to_i</text:p>
            <text:p text:style-name="P28"><text:s text:c="5"/>b = b<text:span text:style-name="T1">.</text:span>to_i</text:p>
            <text:p text:style-name="P28"><text:s text:c="5"/>c = a + b</text:p>
            <text:p text:style-name="P28"><text:s text:c="5"/>print c;</text:p>
            <text:p text:style-name="P28"><text:s text:c="5"/>print "\n\n";</text:p>
            <text:p text:style-name="P28"><text:s text:c="5"/><text:span text:style-name="T1">return </text:span>c</text:p>
            <text:p text:style-name="P28"><text:s text:c="2"/><text:span text:style-name="T1">end </text:span></text:p>
            <text:p text:style-name="P30">end</text:p>
          </table:table-cell>
          <table:table-cell table:style-name="Таблица1.B2" office:value-type="string">
            <text:p text:style-name="P35">Файл<text:span text:style-name="T1"> <text:s text:c="2"/></text:span><text:span text:style-name="T24">bundle.rb</text:span></text:p>
            <text:p text:style-name="P36"/>
            <text:p text:style-name="P36"># coding: utf-8</text:p>
            <text:p text:style-name="P30">require_relative "classes.rb"</text:p>
            <text:p text:style-name="P28"/>
            <text:p text:style-name="P28">a = gets<text:span text:style-name="T1">.</text:span>chomp</text:p>
            <text:p text:style-name="P28">b = gets<text:span text:style-name="T1">.</text:span>chomp</text:p>
            <text:p text:style-name="P28"/>
            <text:p text:style-name="P28">z = Zadaca<text:span text:style-name="T1">.</text:span><text:span text:style-name="T1">new</text:span></text:p>
            <text:p text:style-name="P28">ans = z<text:span text:style-name="T1">.</text:span>doIt a<text:span text:style-name="T1">,</text:span>b</text:p>
          </table:table-cell>
        </table:table-row>
        <table:table-row>
          <table:table-cell table:style-name="Таблица1.B2" table:number-columns-spanned="2" office:value-type="string">
            <text:p text:style-name="P16">Файл <text:s/><text:span text:style-name="T24">test.rb</text:span></text:p>
            <text:p text:style-name="P17"/>
            <text:p text:style-name="P44"><text:span text:style-name="T23">require_relative </text:span><text:span text:style-name="T23">"classes.rb"</text:span></text:p>
            <text:p text:style-name="P28">require "test/unit"</text:p>
            <text:p text:style-name="P28"/>
            <text:p text:style-name="P28"><text:span text:style-name="T1">class <text:s/></text:span>MyTest &lt; Test<text:span text:style-name="T1">::</text:span>Unit<text:span text:style-name="T1">::</text:span>TestCase</text:p>
            <text:p text:style-name="P28"><text:s text:c="2"/></text:p>
            <text:p text:style-name="P28"><text:s text:c="2"/><text:span text:style-name="T1">def </text:span>test_t1 <text:s text:c="3"/></text:p>
            <text:p text:style-name="P28"><text:s text:c="4"/>z = Zadaca<text:span text:style-name="T1">.</text:span>new</text:p>
            <text:p text:style-name="P28"><text:s text:c="4"/>a = <text:span text:style-name="T1">3</text:span></text:p>
            <text:p text:style-name="P28"><text:span text:style-name="T1"><text:s text:c="4"/></text:span>b = <text:span text:style-name="T1">2</text:span></text:p>
            <text:p text:style-name="P28"><text:span text:style-name="T1"><text:s text:c="4"/></text:span>ans = z<text:span text:style-name="T1">.</text:span>doIt a<text:span text:style-name="T1">,</text:span>b</text:p>
            <text:p text:style-name="P28"><text:s text:c="4"/>assert<text:span text:style-name="T1">_</text:span>equal<text:span text:style-name="T1">(5,</text:span>ans<text:span text:style-name="T1">)</text:span></text:p>
            <text:p text:style-name="P30"><text:s text:c="2"/>end</text:p>
            <text:p text:style-name="P30"><text:s text:c="2"/></text:p>
            <text:p text:style-name="P28"><text:span text:style-name="T1"><text:s text:c="2"/>def </text:span>test_t2 </text:p>
            <text:p text:style-name="P28"><text:s text:c="4"/>z = Zadaca<text:span text:style-name="T1">.</text:span>new</text:p>
            <text:p text:style-name="P28"><text:s text:c="4"/>a = <text:span text:style-name="T1">15</text:span></text:p>
            <text:p text:style-name="P28"><text:s text:c="4"/>b = <text:span text:style-name="T1">3</text:span></text:p>
            <text:p text:style-name="P28"><text:s text:c="4"/>ans = z<text:span text:style-name="T1">.</text:span>doIt a<text:span text:style-name="T1">,</text:span>b</text:p>
            <text:p text:style-name="P28"><text:s text:c="4"/>assert<text:span text:style-name="T1">_</text:span>equal<text:span text:style-name="T1">(18,</text:span>ans<text:span text:style-name="T1">)</text:span></text:p>
            <text:p text:style-name="P30"><text:s text:c="2"/>end</text:p>
            <text:p text:style-name="P30"><text:s text:c="2"/></text:p>
            <text:p text:style-name="P30">end</text:p>
          </table:table-cell>
          <table:covered-table-cell/>
        </table:table-row>
        <table:table-row>
          <table:table-cell table:style-name="Таблица1.B2" table:number-columns-spanned="2" office:value-type="string">
            <text:p text:style-name="P4">Циклы <text:span text:style-name="T23">Ruby</text:span></text:p>
          </table:table-cell>
          <table:covered-table-cell/>
        </table:table-row>
        <table:table-row table:style-name="Таблица1.71">
          <table:table-cell table:style-name="Таблица1.A2" office:value-type="string">
            <text:p text:style-name="P7">Цикл <text:span text:style-name="T24">loop </text:span></text:p>
            <text:p text:style-name="P7"><text:span text:style-name="T23">( </text:span>выводим числа <text:span text:style-name="T1">от 0 до </text:span><text:span text:style-name="T24">n – 1 </text:span><text:span text:style-name="T25">)</text:span></text:p>
          </table:table-cell>
          <table:table-cell table:style-name="Таблица1.B2" office:value-type="string">
            <text:p text:style-name="P28">i = <text:span text:style-name="T1">0</text:span></text:p>
            <text:p text:style-name="P28">n = <text:span text:style-name="T1">5</text:span></text:p>
            <text:p text:style-name="P28"/>
            <text:p text:style-name="P28">loop <text:span text:style-name="T1">do</text:span></text:p>
            <text:p text:style-name="P28"><text:span text:style-name="T1"><text:s text:c="2"/></text:span>print i<text:span text:style-name="T1">,</text:span>" "</text:p>
            <text:p text:style-name="P28"><text:s text:c="2"/>i += <text:span text:style-name="T1">1</text:span></text:p>
            <text:p text:style-name="P28"><text:span text:style-name="T1"><text:s text:c="2"/></text:span><text:span text:style-name="T1">break if </text:span>i == n</text:p>
            <text:p text:style-name="P30">end</text:p>
          </table:table-cell>
        </table:table-row>
        <text:soft-page-break/>
        <table:table-row table:style-name="Таблица1.72">
          <table:table-cell table:style-name="Таблица1.A2" office:value-type="string">
            <text:p text:style-name="P20"><text:span text:style-name="T27">Цикл </text:span><text:span text:style-name="T28">times</text:span></text:p>
            <text:p text:style-name="P20"><text:span text:style-name="T31">( выводим числа </text:span><text:span text:style-name="T28">от 0 до </text:span><text:span text:style-name="T30">n – 1</text:span><text:span text:style-name="T29"> )</text:span></text:p>
          </table:table-cell>
          <table:table-cell table:style-name="Таблица1.B2" office:value-type="string">
            <text:p text:style-name="P28">n = <text:span text:style-name="T1">10</text:span></text:p>
            <text:p text:style-name="P28"/>
            <text:p text:style-name="P28">n<text:span text:style-name="T1">.</text:span>times <text:span text:style-name="T1">do |i|</text:span></text:p>
            <text:p text:style-name="P28"><text:span text:style-name="T1"><text:s text:c="2"/></text:span>print i<text:span text:style-name="T1">,</text:span>" "</text:p>
            <text:p text:style-name="P30">end</text:p>
          </table:table-cell>
        </table:table-row>
        <table:table-row>
          <table:table-cell table:style-name="Таблица1.A2" office:value-type="string">
            <text:p text:style-name="Table_20_Contents"><text:span text:style-name="T27">Цикл </text:span><text:span text:style-name="T8">each_index</text:span></text:p>
            <text:p text:style-name="P26"><text:span text:style-name="T9">( увеличиваем</text:span><text:span text:style-name="T10"> каждую ячейку массива</text:span><text:span text:style-name="T9"> на 5 )</text:span></text:p>
          </table:table-cell>
          <table:table-cell table:style-name="Таблица1.B2" office:value-type="string">
            <text:p text:style-name="P30"><text:span text:style-name="T17">mass</text:span>.each_index do |i|</text:p>
            <text:p text:style-name="P28"><text:span text:style-name="T1"><text:s text:c="2"/></text:span>mass<text:span text:style-name="T1">[</text:span>i<text:span text:style-name="T1">] </text:span>+= <text:span text:style-name="T1">5</text:span></text:p>
            <text:p text:style-name="P28"><text:span text:style-name="T1"><text:s text:c="2"/></text:span>print mass<text:span text:style-name="T1">[</text:span>i<text:span text:style-name="T1">],</text:span>" "</text:p>
            <text:p text:style-name="P30">end</text:p>
          </table:table-cell>
        </table:table-row>
        <table:table-row>
          <table:table-cell table:style-name="Таблица1.B2" table:number-columns-spanned="2" office:value-type="string">
            <text:p text:style-name="P4">Функции для строк</text:p>
          </table:table-cell>
          <table:covered-table-cell/>
        </table:table-row>
        <table:table-row>
          <table:table-cell table:style-name="Таблица1.A2" office:value-type="string">
            <text:p text:style-name="P7">Переворот строки</text:p>
          </table:table-cell>
          <table:table-cell table:style-name="Таблица1.B2" office:value-type="string">
            <text:p text:style-name="P28">s1 = s<text:span text:style-name="T1">.</text:span>reverse</text:p>
          </table:table-cell>
        </table:table-row>
        <table:table-row>
          <table:table-cell table:style-name="Таблица1.A2" office:value-type="string">
            <text:p text:style-name="P8">Удалить интервал элементов в строке и вернуть то, что удалил</text:p>
          </table:table-cell>
          <table:table-cell table:style-name="Таблица1.B2" office:value-type="string">
            <text:p text:style-name="P28">s = "0123456789"</text:p>
            <text:p text:style-name="P28">s1 = s<text:span text:style-name="T1">.slice!(2</text:span>..<text:span text:style-name="T1">4)</text:span>;</text:p>
            <text:p text:style-name="P28"/>
            <text:p text:style-name="P28">print s <text:s text:c="6"/><text:span text:style-name="T26"># 0156789</text:span></text:p>
            <text:p text:style-name="P28">print s1 <text:s text:c="4"/><text:span text:style-name="T26"># </text:span><text:span text:style-name="T15">234</text:span></text:p>
          </table:table-cell>
        </table:table-row>
        <table:table-row>
          <table:table-cell table:style-name="Таблица1.A2" office:value-type="string">
            <text:p text:style-name="P9">Проверить, содержит ли строка подстроку</text:p>
          </table:table-cell>
          <table:table-cell table:style-name="Таблица1.B2" office:value-type="string">
            <text:p text:style-name="P34">b = s.include?("abc")</text:p>
          </table:table-cell>
        </table:table-row>
        <table:table-row>
          <table:table-cell table:style-name="Таблица1.B2" table:number-columns-spanned="2" office:value-type="string">
            <text:p text:style-name="P4">Работа с массивами</text:p>
          </table:table-cell>
          <table:covered-table-cell/>
        </table:table-row>
        <table:table-row>
          <table:table-cell table:style-name="Таблица1.A2" office:value-type="string">
            <text:p text:style-name="P7">Отсортировать массив</text:p>
          </table:table-cell>
          <table:table-cell table:style-name="Таблица1.B2" office:value-type="string">
            <text:p text:style-name="P28">mass<text:span text:style-name="T1">.</text:span>sort!</text:p>
          </table:table-cell>
        </table:table-row>
        <table:table-row>
          <table:table-cell table:style-name="Таблица1.A2" office:value-type="string">
            <text:p text:style-name="P7">Максимальный элемент массива</text:p>
          </table:table-cell>
          <table:table-cell table:style-name="Таблица1.B2" office:value-type="string">
            <text:p text:style-name="P28">x = mass<text:span text:style-name="T1">.</text:span>max</text:p>
          </table:table-cell>
        </table:table-row>
        <table:table-row>
          <table:table-cell table:style-name="Таблица1.A2" office:value-type="string">
            <text:p text:style-name="P7">Минимальный элемент массива</text:p>
          </table:table-cell>
          <table:table-cell table:style-name="Таблица1.B2" office:value-type="string">
            <text:p text:style-name="P28">x = mass<text:span text:style-name="T1">.</text:span>min</text:p>
          </table:table-cell>
        </table:table-row>
        <table:table-row>
          <table:table-cell table:style-name="Таблица1.A2" office:value-type="string">
            <text:p text:style-name="P7">Перевернуть массив</text:p>
          </table:table-cell>
          <table:table-cell table:style-name="Таблица1.B2" office:value-type="string">
            <text:p text:style-name="P28">mass<text:span text:style-name="T1">.</text:span>reverse!</text:p>
          </table:table-cell>
        </table:table-row>
        <table:table-row>
          <table:table-cell table:style-name="Таблица1.A2" office:value-type="string">
            <text:p text:style-name="P7">Проверить, есть ли элемент в массиве</text:p>
          </table:table-cell>
          <table:table-cell table:style-name="Таблица1.B2" office:value-type="string">
            <text:p text:style-name="P28">b = mass<text:span text:style-name="T1">.</text:span>include?<text:span text:style-name="T1">(</text:span><text:span text:style-name="T1">2</text:span><text:span text:style-name="T1">)</text:span></text:p>
          </table:table-cell>
        </table:table-row>
        <table:table-row>
          <table:table-cell table:style-name="Таблица1.A2" office:value-type="string">
            <text:p text:style-name="P7">Записываем в массив <text:span text:style-name="T24">mass</text:span><text:span text:style-name="T1">2</text:span> все <text:span text:style-name="T1">чётные элементы</text:span> массива <text:span text:style-name="T24">mass1</text:span></text:p>
          </table:table-cell>
          <table:table-cell table:style-name="Таблица1.B2" office:value-type="string">
            <text:p text:style-name="P28">mass2 = mass1<text:span text:style-name="T1">.</text:span>select <text:span text:style-name="T1">{ </text:span>|x| x % <text:span text:style-name="T1">2 </text:span>== <text:span text:style-name="T1">0 </text:span><text:span text:style-name="T1">} </text:span></text:p>
          </table:table-cell>
        </table:table-row>
        <table:table-row>
          <table:table-cell table:style-name="Таблица1.A2" office:value-type="string">
            <text:p text:style-name="P7">Записать в <text:span text:style-name="T24">mass2</text:span><text:span text:style-name="T23"> </text:span>все элементы <text:span text:style-name="T24">mass1</text:span><text:span text:style-name="T23">, </text:span>умноженные на 2</text:p>
          </table:table-cell>
          <table:table-cell table:style-name="Таблица1.B2" office:value-type="string">
            <text:p text:style-name="P28">mass2 = mass1<text:span text:style-name="T1">.</text:span>map <text:span text:style-name="T1">{ </text:span>|x| <text:s/>x * <text:span text:style-name="T1">2 </text:span><text:span text:style-name="T1">}</text:span>;</text:p>
          </table:table-cell>
        </table:table-row>
        <table:table-row>
          <table:table-cell table:style-name="Таблица1.B2" table:number-columns-spanned="2" office:value-type="string">
            <text:p text:style-name="P6">Random</text:p>
          </table:table-cell>
          <table:covered-table-cell/>
        </table:table-row>
        <table:table-row>
          <table:table-cell table:style-name="Таблица1.A2" office:value-type="string">
            <text:p text:style-name="P7">Записываем в <text:span text:style-name="T21">x</text:span><text:span text:style-name="T23"> </text:span>случайное число от <text:span text:style-name="T1">5 до 9</text:span></text:p>
          </table:table-cell>
          <table:table-cell table:style-name="Таблица1.B2" office:value-type="string">
            <text:p text:style-name="P28">rnd = Random<text:span text:style-name="T1">.</text:span>new</text:p>
            <text:p text:style-name="P28"/>
            <text:p text:style-name="P28">x = rnd<text:span text:style-name="T1">.</text:span>rand<text:span text:style-name="T1">(</text:span><text:span text:style-name="T1">5</text:span>..<text:span text:style-name="T1">9</text:span><text:span text:style-name="T1">)</text:span>;</text:p>
            <text:p text:style-name="P28">puts x</text:p>
          </table:table-cell>
        </table:table-row>
        <table:table-row>
          <table:table-cell table:style-name="Таблица1.B2" table:number-columns-spanned="2" office:value-type="string">
            <text:p text:style-name="P4">Параметры — выражения </text:p>
          </table:table-cell>
          <table:covered-table-cell/>
        </table:table-row>
        <table:table-row>
          <table:table-cell table:style-name="Таблица1.A2" office:value-type="string">
            <text:p text:style-name="P7">Создаём функцию, параметрами которой являются число и <text:s/>2 <text:s/><text:span text:style-name="T24">lambda </text:span><text:span text:style-name="T1">выражения</text:span></text:p>
          </table:table-cell>
          <table:table-cell table:style-name="Таблица1.B2" office:value-type="string">
            <text:p text:style-name="P28"><text:span text:style-name="T1">def </text:span>bigFunc n<text:span text:style-name="T1">,</text:span>p1<text:span text:style-name="T1">,</text:span>p2</text:p>
            <text:p text:style-name="P28"><text:s text:c="2"/>a1 = p1<text:span text:style-name="T1">.</text:span>call<text:span text:style-name="T1">(</text:span>n<text:span text:style-name="T1">)</text:span>;</text:p>
            <text:p text:style-name="P28"><text:s text:c="2"/>a2 = p2<text:span text:style-name="T1">.</text:span>call<text:span text:style-name="T1">(</text:span>n<text:span text:style-name="T1">)</text:span>;</text:p>
            <text:p text:style-name="P28"><text:s text:c="2"/>ans = a1 + a2;</text:p>
            <text:p text:style-name="P28"><text:s text:c="2"/><text:span text:style-name="T1">return </text:span>ans;</text:p>
            <text:p text:style-name="P30">end</text:p>
          </table:table-cell>
        </table:table-row>
        <table:table-row>
          <table:table-cell table:style-name="Таблица1.A2" office:value-type="string">
            <text:p text:style-name="P7">Описываем <text:span text:style-name="T23">lambda </text:span>переменные</text:p>
          </table:table-cell>
          <table:table-cell table:style-name="Таблица1.B2" office:value-type="string">
            <text:p text:style-name="P28">f1 = lambda <text:span text:style-name="T1">{ </text:span>|x| ans = <text:span text:style-name="T1">2 </text:span>* x <text:span text:style-name="T1">}</text:span></text:p>
            <text:p text:style-name="P28">f2 = lambda <text:span text:style-name="T1">{ </text:span>|x| ans = x + <text:span text:style-name="T1">5 </text:span><text:span text:style-name="T1">}</text:span></text:p>
          </table:table-cell>
        </table:table-row>
        <table:table-row>
          <table:table-cell table:style-name="Таблица1.A2" office:value-type="string">
            <text:p text:style-name="P7">Вызываем функцию <text:span text:style-name="T23">bigFunc</text:span></text:p>
          </table:table-cell>
          <table:table-cell table:style-name="Таблица1.B2" office:value-type="string">
            <text:p text:style-name="P28">puts bigFunc <text:span text:style-name="T1">10</text:span><text:span text:style-name="T1">,</text:span>f1<text:span text:style-name="T1">,</text:span>f2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Ефрщьф" svg:font-family="Ефрщьф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09-27T15:05:20.52</meta:creation-date>
    <meta:generator>OpenOffice/4.1.1$Win32 OpenOffice.org_project/411m6$Build-9775</meta:generator>
    <dc:date>2015-12-11T20:04:24.04</dc:date>
    <dc:creator>Максим Maxim</dc:creator>
    <meta:editing-duration>PT10H18M23S</meta:editing-duration>
    <meta:editing-cycles>114</meta:editing-cycles>
    <meta:document-statistic meta:table-count="1" meta:image-count="0" meta:object-count="0" meta:page-count="7" meta:paragraph-count="334" meta:word-count="1089" meta:character-count="5948"/>
  </office:meta>
</office:document-meta>
</file>